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0861in" fo:margin-left="0.0007in" fo:margin-top="0in" fo:margin-bottom="0in" table:align="left" style:writing-mode="page"/>
    </style:style>
    <style:style style:name="Table1.A" style:family="table-column">
      <style:table-column-properties style:column-width="1.7715in"/>
    </style:style>
    <style:style style:name="Table1.D" style:family="table-column">
      <style:table-column-properties style:column-width="1.770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1f3864" fo:padding-left="0.0833in" fo:padding-right="0.0833in" fo:padding-top="0.0486in" fo:padding-bottom="0.0486in" fo:border="0.1pt solid #555555">
        <style:background-image/>
      </style:table-cell-properties>
    </style:style>
    <style:style style:name="Table1.B2" style:family="table-cell">
      <style:table-cell-properties style:vertical-align="" fo:background-color="#ffffff" fo:padding-left="0.0833in" fo:padding-right="0.0833in" fo:padding-top="0.0556in" fo:padding-bottom="0.0556in" fo:border="0.1pt solid #aaaaaa">
        <style:background-image/>
      </style:table-cell-properties>
    </style:style>
    <style:style style:name="Table1.A8" style:family="table-cell">
      <style:table-cell-properties style:vertical-align="middle" fo:background-color="#2e75b6" fo:padding-left="0.0833in" fo:padding-right="0.0833in" fo:padding-top="0.0486in" fo:padding-bottom="0.0486in" fo:border="0.1pt solid #555555">
        <style:background-image/>
      </style:table-cell-properties>
    </style:style>
    <style:style style:name="Table1.A9" style:family="table-cell">
      <style:table-cell-properties style:vertical-align="" fo:background-color="#deeaf1" fo:padding-left="0.0833in" fo:padding-right="0.0833in" fo:padding-top="0.0556in" fo:padding-bottom="0.0556in" fo:border="0.1pt solid #aaaaaa">
        <style:background-image/>
      </style:table-cell-properties>
    </style:style>
    <style:style style:name="P1" style:family="paragraph" style:parent-style-name="List_20_Paragraph" style:list-style-name="WWNum2">
      <style:paragraph-properties fo:margin-top="0.0138in" fo:margin-bottom="0.0138in" style:contextual-spacing="false"/>
    </style:style>
    <style:style style:name="P2" style:family="paragraph" style:parent-style-name="Standard">
      <style:paragraph-properties fo:margin-top="0.0346in" fo:margin-bottom="0.0346in" style:contextual-spacing="false" fo:text-align="center" style:justify-single-word="false"/>
    </style:style>
    <style:style style:name="P3" style:family="paragraph" style:parent-style-name="Standard">
      <style:paragraph-properties fo:margin-top="0.028in" fo:margin-bottom="0.028in" style:contextual-spacing="false" fo:text-align="start" style:justify-single-word="false"/>
    </style:style>
    <style:style style:name="T1" style:family="text">
      <style:text-properties fo:color="#ffffff" loext:opacity="100%"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T2" style:family="text">
      <style:text-properties fo:color="#000000" loext:opacity="100%" style:font-name="Arial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T3" style:family="text">
      <style:text-properties style:font-name="Arial" fo:font-size="9pt" style:font-name-asian="Arial1" style:font-size-asian="9pt" style:font-name-complex="Arial1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table:number-columns-spanned="4" office:value-type="string">
            <text:p text:style-name="P2"><text:span text:style-name="T1">Unidad de Programación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text:span text:style-name="T1">CICLO FORMATIVO</text:span></text:p>
          </table:table-cell>
          <table:table-cell table:style-name="Table1.B2" office:value-type="string">
            <text:p text:style-name="P3"><text:span text:style-name="T2">Técnico en Sistemas Microinformáticos y Redes (SMR) – CFGM</text:span></text:p>
          </table:table-cell>
          <table:table-cell table:style-name="Table1.A1" office:value-type="string">
            <text:p text:style-name="P2"><text:span text:style-name="T1">CURSO</text:span></text:p>
          </table:table-cell>
          <table:table-cell table:style-name="Table1.B2" office:value-type="string">
            <text:p text:style-name="P3"><text:span text:style-name="T2">1.º curso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TÍTULO</text:span></text:p>
          </table:table-cell>
          <table:table-cell table:style-name="Table1.B2" table:number-columns-spanned="3" office:value-type="string">
            <text:p text:style-name="P3"><text:span text:style-name="T2">Aplicaciones Ofimáticas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text:span text:style-name="T1">CÓDIGO UP</text:span></text:p>
          </table:table-cell>
          <table:table-cell table:style-name="Table1.B2" office:value-type="string">
            <text:p text:style-name="P3"><text:span text:style-name="T2">UP03</text:span></text:p>
          </table:table-cell>
          <table:table-cell table:style-name="Table1.A1" office:value-type="string">
            <text:p text:style-name="P2"><text:span text:style-name="T1">MÓDULO</text:span></text:p>
          </table:table-cell>
          <table:table-cell table:style-name="Table1.B2" office:value-type="string">
            <text:p text:style-name="P3"><text:span text:style-name="T2">0223 – Aplicaciones Ofimáticas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DESCRIPCIÓN</text:span></text:p>
          </table:table-cell>
          <table:table-cell table:style-name="Table1.B2" table:number-columns-spanned="3" office:value-type="string">
            <text:p text:style-name="P3"><text:span text:style-name="T2">Diseño y uso de plantillas corporativas en el procesador de textos. Combinación de correspondencia para generación masiva de documentos. Creación y uso de macros básicas para automatizar tareas repetitivas. Elaboración de índices automáticos y tablas de contenido. Escenario integrador: documento técnico de empresa con plantilla, macro y combinación de correspondencia.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text:span text:style-name="T1">HORAS</text:span></text:p>
          </table:table-cell>
          <table:table-cell table:style-name="Table1.B2" office:value-type="string">
            <text:p text:style-name="P3"><text:span text:style-name="T2">16</text:span></text:p>
          </table:table-cell>
          <table:table-cell table:style-name="Table1.A1" office:value-type="string">
            <text:p text:style-name="P2"><text:span text:style-name="T1">TEMPORALIZACIÓN</text:span></text:p>
          </table:table-cell>
          <table:table-cell table:style-name="Table1.B2" office:value-type="string">
            <text:p text:style-name="P3"><text:span text:style-name="T2">1.er trimestre / 2.º trimestre – semanas 8-10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PCCF</text:span></text:p>
          </table:table-cell>
          <table:table-cell table:style-name="Table1.B2" table:number-columns-spanned="3" office:value-type="string">
            <text:p text:style-name="P3"><text:span text:style-name="T2">Marco normativo aplicable (curso 2025-26, Comunitat Valenciana):</text:span></text:p>
            <text:p text:style-name="P3"><text:span text:style-name="T2">· LO 3/2022, de 31 de marzo (LOIFP)</text:span></text:p>
            <text:p text:style-name="P3"><text:span text:style-name="T2">· RD 659/2023, de 18 de julio</text:span></text:p>
            <text:p text:style-name="P3"><text:span text:style-name="T2">· RD 1691/2007, de 14 de diciembre (título SMR y enseñanzas mínimas)</text:span></text:p>
            <text:p text:style-name="P3"><text:span text:style-name="T2">· RD 499/2024, de 21 de mayo (modificación RD 1691/2007)</text:span></text:p>
            <text:p text:style-name="P3"><text:span text:style-name="T2">· Orden de 29 de julio de 2009, Conselleria d'Educació CV (currículo SMR-CV)</text:span></text:p>
            <text:p text:style-name="P3"><text:span text:style-name="T2">· Decreto 114/2025, de 29 de julio, del Consell (DOGV 04.08.2025)</text:span></text:p>
            <text:p text:style-name="P3"><text:span text:style-name="T2">· Resolución de 17 de julio de 2025 (instrucciones 2025-26 GVA)</text:span></text:p>
            <text:p text:style-name="P3"><text:span text:style-name="T2">· Orden 8/2025, de 22 de abril (evaluación FP Comunitat Valenciana)</text:span></text:p>
            <text:p text:style-name="P3"><text:span text:style-name="T2">Unidades de competencia: UC0221_2 · UC0222_2</text:span></text:p>
          </table:table-cell>
          <table:covered-table-cell/>
          <table:covered-table-cell/>
        </table:table-row>
        <table:table-row table:style-name="Table1.1">
          <table:table-cell table:style-name="Table1.A8" table:number-columns-spanned="2" office:value-type="string">
            <text:p text:style-name="P2"><text:span text:style-name="T1">RESULTADOS DE APRENDIZAJE (RA)</text:span></text:p>
          </table:table-cell>
          <table:covered-table-cell/>
          <table:table-cell table:style-name="Table1.A8" table:number-columns-spanned="2" office:value-type="string">
            <text:p text:style-name="P2"><text:span text:style-name="T1">CRITERIOS DE EVALUACIÓN (CE)</text:span></text:p>
          </table:table-cell>
          <table:covered-table-cell/>
        </table:table-row>
        <table:table-row table:style-name="Table1.1">
          <table:table-cell table:style-name="Table1.A9" table:number-columns-spanned="2" office:value-type="string">
            <text:p text:style-name="P3"><text:span text:style-name="T2">RA2 – Elabora documentos y plantillas, describiendo y aplicando las opciones avanzadas de procesadores de textos.</text:span></text:p>
          </table:table-cell>
          <table:covered-table-cell/>
          <table:table-cell table:style-name="Table1.B2" table:number-columns-spanned="2" office:value-type="string">
            <text:list text:style-name="WWNum2">
              <text:list-item text:start-value="1">
                <text:p text:style-name="P1"><text:span text:style-name="T3">b) Se han diseñado plantillas.</text:span></text:p>
              </text:list-item>
              <text:list-item>
                <text:p text:style-name="P1"><text:span text:style-name="T3">g) Se han creado y utilizado macros en la realización de documentos.</text:span></text:p>
              </text:list-item>
              <text:list-item>
                <text:p text:style-name="P1"><text:span text:style-name="T3">h) Se han elaborado manuales específicos.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4" office:value-type="string">
            <text:p text:style-name="P2"><text:span text:style-name="T1">Unidad de Programación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2" office:value-type="string">
            <text:p text:style-name="P2"><text:span text:style-name="T1">COMPETENCIAS PROFESIONALES</text:span></text:p>
          </table:table-cell>
          <table:covered-table-cell/>
          <table:table-cell table:style-name="Table1.A8" table:number-columns-spanned="2" office:value-type="string">
            <text:p text:style-name="P2"><text:span text:style-name="T1">COMPETENCIAS PARA LA OCUPACIÓN</text:span></text:p>
          </table:table-cell>
          <table:covered-table-cell/>
        </table:table-row>
        <table:table-row table:style-name="Table1.1">
          <table:table-cell table:style-name="Table1.B2" table:number-columns-spanned="2" office:value-type="string">
            <text:list text:continue-numbering="true" text:style-name="WWNum2">
              <text:list-item>
                <text:p text:style-name="P1"><text:span text:style-name="T3">c) Instalar y configurar software básico y de aplicación, asegurando su funcionamiento en condiciones de calidad y seguridad.</text:span></text:p>
              </text:list-item>
              <text:list-item>
                <text:p text:style-name="P1"><text:span text:style-name="T3">g) Realizar las pruebas funcionales en sistemas microinformáticos y redes locales, localizando y diagnosticando disfunciones.</text:span></text:p>
              </text:list-item>
              <text:list-item>
                <text:p text:style-name="P1"><text:span text:style-name="T3">j) Elaborar documentación técnica y administrativa del sistema, cumpliendo las normas y reglamentación del sector.</text:span></text:p>
              </text:list-item>
              <text:list-item>
                <text:p text:style-name="P1"><text:span text:style-name="T3">l) Asesorar y asistir al cliente, canalizando a un nivel superior los supuestos que lo requieran.</text:span></text:p>
              </text:list-item>
            </text:list>
          </table:table-cell>
          <table:covered-table-cell/>
          <table:table-cell table:style-name="Table1.B2" table:number-columns-spanned="2" office:value-type="string">
            <text:list text:continue-numbering="true" text:style-name="WWNum2">
              <text:list-item>
                <text:p text:style-name="P1"><text:span text:style-name="T3">· Técnico instalador-reparador de equipos informáticos.</text:span></text:p>
              </text:list-item>
              <text:list-item>
                <text:p text:style-name="P1"><text:span text:style-name="T3">· Técnico de soporte informático.</text:span></text:p>
              </text:list-item>
              <text:list-item>
                <text:p text:style-name="P1"><text:span text:style-name="T3">· Operador de tele-asistencia.</text:span></text:p>
              </text:list-item>
              <text:list-item>
                <text:p text:style-name="P1"><text:span text:style-name="T3">· Comercial de microinformática.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8" table:number-columns-spanned="2" office:value-type="string">
            <text:p text:style-name="P2"><text:span text:style-name="T1">ORGANIZACIÓN CONTENIDOS</text:span></text:p>
          </table:table-cell>
          <table:covered-table-cell/>
          <table:table-cell table:style-name="Table1.A8" table:number-columns-spanned="2" office:value-type="string">
            <text:p text:style-name="P2"><text:span text:style-name="T1">RECURSOS</text:span></text:p>
          </table:table-cell>
          <table:covered-table-cell/>
        </table:table-row>
        <table:table-row table:style-name="Table1.1">
          <table:table-cell table:style-name="Table1.B2" table:number-columns-spanned="2" office:value-type="string">
            <text:list text:continue-numbering="true" text:style-name="WWNum2">
              <text:list-item>
                <text:p text:style-name="P1"><text:span text:style-name="T3">1. Plantillas de documento: concepto, tipos y estructura.</text:span></text:p>
              </text:list-item>
              <text:list-item>
                <text:p text:style-name="P1"><text:span text:style-name="T3">2. Creación de plantillas corporativas: logotipo, estilos y áreas protegidas.</text:span></text:p>
              </text:list-item>
              <text:list-item>
                <text:p text:style-name="P1"><text:span text:style-name="T3">3. Gestión de plantillas: guardar, modificar y distribuir.</text:span></text:p>
              </text:list-item>
              <text:list-item>
                <text:p text:style-name="P1"><text:span text:style-name="T3">4. Combinación de correspondencia: origen de datos (hoja de cálculo, base de datos).</text:span></text:p>
              </text:list-item>
              <text:list-item>
                <text:p text:style-name="P1"><text:span text:style-name="T3">5. Proceso de combinación: campos de combinación, filtros y opciones de salida.</text:span></text:p>
              </text:list-item>
              <text:list-item>
                <text:p text:style-name="P1"><text:span text:style-name="T3">6. Tablas de contenido e índices automáticos: generación y actualización.</text:span></text:p>
              </text:list-item>
              <text:list-item>
                <text:p text:style-name="P1"><text:span text:style-name="T3">7. Macros básicas: grabación, edición y asignación a botones.</text:span></text:p>
              </text:list-item>
              <text:list-item>
                <text:p text:style-name="P1"><text:span text:style-name="T3">8. Automatización con macros: formato automático, inserción de bloques de texto.</text:span></text:p>
              </text:list-item>
              <text:list-item>
                <text:p text:style-name="P1"><text:span text:style-name="T3">9. Manuales de usuario: estructura, redacción técnica y capturas de pantalla.</text:span></text:p>
              </text:list-item>
              <text:list-item>
                <text:p text:style-name="P1"><text:span text:style-name="T3">10. Escenario integrador: carta personalizada masiva con plantilla corporativa.</text:span></text:p>
              </text:list-item>
            </text:list>
          </table:table-cell>
          <table:covered-table-cell/>
          <table:table-cell table:style-name="Table1.B2" table:number-columns-spanned="2" office:value-type="string">
            <text:list text:continue-numbering="true" text:style-name="WWNum2">
              <text:list-item>
                <text:p text:style-name="P1"><text:span text:style-name="T3">Aula de informática con equipos individuales.</text:span></text:p>
              </text:list-item>
              <text:list-item>
                <text:p text:style-name="P1"><text:span text:style-name="T3">Suite ofimática: Microsoft 365 y LibreOffice.</text:span></text:p>
              </text:list-item>
              <text:list-item>
                <text:p text:style-name="P1"><text:span text:style-name="T3">Pizarra digital / proyector.</text:span></text:p>
              </text:list-item>
              <text:list-item>
                <text:p text:style-name="P1"><text:span text:style-name="T3">Fichas de prácticas guiadas.</text:span></text:p>
              </text:list-item>
              <text:list-item>
                <text:p text:style-name="P1"><text:span text:style-name="T3">Acceso a Internet y documentación oficial de las aplicaciones.</text:span></text:p>
              </text:list-item>
              <text:list-item>
                <text:p text:style-name="P1"><text:span text:style-name="T3">Hoja de cálculo con base de datos de destinatarios.</text:span></text:p>
              </text:list-item>
              <text:list-item>
                <text:p text:style-name="P1"><text:span text:style-name="T3">Logotipo e identidad corporativa de empresa ficticia.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8" office:value-type="string">
            <text:p text:style-name="P2"><text:span text:style-name="T1">SECUENCIA (FASES)</text:span></text:p>
          </table:table-cell>
          <table:table-cell table:style-name="Table1.A8" office:value-type="string">
            <text:p text:style-name="P2"><text:span text:style-name="T1">EVALUACIÓN</text:span></text:p>
          </table:table-cell>
          <table:table-cell table:style-name="Table1.A8" office:value-type="string">
            <text:p text:style-name="P2"><text:span text:style-name="T1">METODOLOGÍA</text:span></text:p>
          </table:table-cell>
          <table:table-cell table:style-name="Table1.A8" office:value-type="string">
            <text:p text:style-name="P2"><text:span text:style-name="T1">ADAPTACIONES</text:span></text:p>
          </table:table-cell>
        </table:table-row>
        <table:table-row table:style-name="Table1.1">
          <table:table-cell table:style-name="Table1.B2" office:value-type="string">
            <text:list text:continue-numbering="true" text:style-name="WWNum2">
              <text:list-item>
                <text:p text:style-name="P1"><text:span text:style-name="T3">1. Activación inicial: ¿cómo genera una empresa 500 cartas personalizadas?</text:span></text:p>
              </text:list-item>
              <text:list-item>
                <text:p text:style-name="P1"><text:span text:style-name="T3">2. Exposición teórica: plantillas y combinación de correspondencia.</text:span></text:p>
              </text:list-item>
              <text:list-item>
                <text:p text:style-name="P1"><text:span text:style-name="T3">3. Demostración guiada: plantilla corporativa y primer combinado.</text:span></text:p>
              </text:list-item>
              <text:list-item>
                <text:p text:style-name="P1"><text:span text:style-name="T3">4. Práctica autónoma: plantilla + macros + combinación de correspondencia.</text:span></text:p>
              </text:list-item>
              <text:list-item>
                <text:p text:style-name="P1"><text:span text:style-name="T3">5. Elaboración del manual de uso; puesta en común.</text:span></text:p>
              </text:list-item>
              <text:list-item>
                <text:p text:style-name="P1"><text:span text:style-name="T3">6. Evaluación de la unidad.</text:span></text:p>
              </text:list-item>
            </text:list>
          </table:table-cell>
          <table:table-cell table:style-name="Table1.B2" office:value-type="string">
            <text:p text:style-name="P3"><text:span text:style-name="T2">Instrumentos:</text:span></text:p>
            <text:p text:style-name="P3"><text:span text:style-name="T2">· Práctica calificada: plantilla funcional + correspondencia combinada (60 %).</text:span></text:p>
            <text:p text:style-name="P3"><text:span text:style-name="T2">· Manual técnico de uso del documento (30 %).</text:span></text:p>
            <text:p text:style-name="P3"><text:span text:style-name="T2">· Observación directa / actitud (10 %).</text:span></text:p>
            <text:p text:style-name="P3"><text:span text:style-name="T2">Mínimo: plantilla guardada y correspondencia generada con al menos 10 registros.</text:span></text:p>
          </table:table-cell>
          <table:table-cell table:style-name="Table1.B2" office:value-type="string">
            <text:list text:continue-numbering="true" text:style-name="WWNum2">
              <text:list-item>
                <text:p text:style-name="P1"><text:span text:style-name="T3">Aprendizaje basado en tareas (ABT).</text:span></text:p>
              </text:list-item>
              <text:list-item>
                <text:p text:style-name="P1"><text:span text:style-name="T3">Exposición teórica breve + demostración en tiempo real.</text:span></text:p>
              </text:list-item>
              <text:list-item>
                <text:p text:style-name="P1"><text:span text:style-name="T3">Trabajo individual en equipo.</text:span></text:p>
              </text:list-item>
              <text:list-item>
                <text:p text:style-name="P1"><text:span text:style-name="T3">Documentación del proceso (memoria de práctica).</text:span></text:p>
              </text:list-item>
              <text:list-item>
                <text:p text:style-name="P1"><text:span text:style-name="T3">Resolución colaborativa de incidencias.</text:span></text:p>
              </text:list-item>
            </text:list>
          </table:table-cell>
          <table:table-cell table:style-name="Table1.B2" office:value-type="string">
            <text:list text:continue-numbering="true" text:style-name="WWNum2">
              <text:list-item>
                <text:p text:style-name="P1"><text:span text:style-name="T3">Plantilla base proporcionada para alumnado con dificultades.</text:span></text:p>
              </text:list-item>
              <text:list-item>
                <text:p text:style-name="P1"><text:span text:style-name="T3">Ampliación: macro con interfaz de usuario (cuadro de diálogo VBA/Basic).</text:span></text:p>
              </text:list-item>
              <text:list-item>
                <text:p text:style-name="P1"><text:span text:style-name="T3">Agrupamientos flexibles durante la práctica.</text:span></text:p>
              </text:list-item>
            </text:list>
          </table:table-cell>
        </table:table-row>
      </table:table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Noto Serif CJK SC" style:font-size-asian="10pt" style:language-asian="zh" style:country-asian="CN" style:font-name-complex="FreeSans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en" fo:country="US" style:letter-kerning="false" style:font-name-asian="Noto Serif CJK SC" style:font-size-asian="10pt" style:language-asian="zh" style:country-asian="CN" style:font-name-complex="FreeSans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class="text">
      <style:text-properties fo:color="#2e74b5" loext:opacity="100%" fo:font-size="16pt" style:font-size-asian="16pt" style:font-size-complex="16pt"/>
    </style:style>
    <style:style style:name="Heading_20_2" style:display-name="Heading 2" style:family="paragraph" style:parent-style-name="Heading" style:class="text">
      <style:text-properties fo:color="#2e74b5" loext:opacity="100%" fo:font-size="13pt" style:font-size-asian="13pt" style:font-size-complex="13pt"/>
    </style:style>
    <style:style style:name="Heading_20_3" style:display-name="Heading 3" style:family="paragraph" style:parent-style-name="Heading" style:class="text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End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Text_20_Char" style:display-name="Endnote Text Char" style:family="text" loext:linked-style-name="End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·" style:num-suffix="·" text:bullet-char="·">
        <style:list-level-properties text:list-level-position-and-space-mode="label-alignment">
          <style:list-level-label-alignment text:label-followed-by="listtab" fo:text-indent="-0.1528in" fo:margin-left="0.2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dc:creator>Un-named</dc:creator>
    <meta:editing-cycles>1</meta:editing-cycles>
    <meta:creation-date>2026-04-23T07:49:46.720000000</meta:creation-date>
    <dc:date>2026-04-23T07:49:46.720000000</dc:date>
    <meta:document-statistic meta:table-count="1" meta:image-count="0" meta:object-count="0" meta:page-count="1" meta:paragraph-count="87" meta:word-count="655" meta:character-count="4359" meta:non-whitespace-character-count="3829"/>
    <meta:generator>LibreOffice/24.2.7.2$Linux_X86_64 LibreOffice_project/420$Build-2</meta:generator>
  </office:meta>
</office:document-meta>
</file>